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9.75cm" fo:min-width="9.5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2.438cm" fo:min-width="2.258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10cm" svg:x="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3.8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1:41:08.790000000</meta:creation-date>
    <dc:date>2018-03-10T11:47:13.407000000</dc:date>
    <meta:editing-duration>PT6M5S</meta:editing-duration>
    <meta:editing-cycles>1</meta:editing-cycles>
    <meta:document-statistic meta:object-count="2"/>
    <meta:generator>LibreOffice/5.1.6.2$Windows_x86 LibreOffice_project/07ac168c60a517dba0f0d7bc7540f5afa45f0909</meta:generator>
  </office:meta>
</office:document-meta>
</file>